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5.08mm" fo:break-before="auto" style:use-optimal-row-height="fals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3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14" style:family="table-cell" style:parent-style-name="Default">
      <style:text-properties style:font-name="Liberation Serif"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>
            <text:p> C<text:span text:style-name="T1">hargement du fichier</text:span>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7"/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/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>
            <text:p>Affichage de la gril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7"/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/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coordonnées d’une cas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/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/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4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valeur à insérer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/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/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5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Fin de parti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/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/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2:03:27.3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23-10-30T12:08:37.419000000</dc:date>
    <meta:editing-duration>PT33M39S</meta:editing-duration>
    <meta:editing-cycles>8</meta:editing-cycles>
    <meta:document-statistic meta:table-count="5" meta:cell-count="95" meta:object-count="0"/>
  </office:meta>
</office:document-meta>
</file>